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 officeooo:rsid="000b7fe1"/>
    </style:style>
    <style:style style:name="T5" style:family="text">
      <style:text-properties officeooo:rsid="0004b5f7"/>
    </style:style>
    <style:style style:name="T6" style:family="text">
      <style:text-properties officeooo:rsid="00075399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Zadani</text:span>: <draw:frame draw:style-name="fr1" draw:name="Objekt1" text:anchor-type="as-char" svg:width="2.79cm" svg:height="0.56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- pozorovani: diferencialni rovnice je linearni.</text:p>
      <text:p text:style-name="Standard"/>
      <text:p text:style-name="Standard"/>
      <text:p text:style-name="Standard"/>
      <text:p text:style-name="Standard"><text:span text:style-name="T1">Reseni</text:span>:</text:p>
      <text:p text:style-name="Standard"><text:span text:style-name="T5">-</text:span> resenim je explicitni rovnice<draw:frame draw:style-name="fr1" draw:name="Objekt2" text:anchor-type="as-char" svg:width="2.916cm" svg:height="1.162cm" draw:z-index="1"><draw:object xlink:href="./Object 2" xlink:type="simple" xlink:show="embed" xlink:actuate="onLoad"/><draw:image xlink:href="./ObjectReplacements/Object 2" xlink:type="simple" xlink:show="embed" xlink:actuate="onLoad"/></draw:frame>(snadno se overi zderivovanim).</text:p>
      <text:p text:style-name="Standard"/>
      <text:p text:style-name="Standard"/>
      <text:p text:style-name="Standard">- metodou <text:span text:style-name="T2">separace promennych</text:span> to nejspis nepujde, protože zadana rovnice není typu<draw:frame draw:style-name="fr1" draw:name="Objekt7" text:anchor-type="as-char" svg:width="2.556cm" svg:height="0.547cm" draw:z-index="2"><draw:object xlink:href="./Object 7" xlink:type="simple" xlink:show="embed" xlink:actuate="onLoad"/><draw:image xlink:href="./ObjectReplacements/Object 7" xlink:type="simple" xlink:show="embed" xlink:actuate="onLoad"/></draw:frame>.</text:p>
      <text:p text:style-name="Standard"/>
      <text:p text:style-name="Standard"/>
      <text:p text:style-name="Standard">- metodou <text:span text:style-name="T2">variace konstant</text:span><text:span text:style-name="T3"> </text:span><text:span text:style-name="T4">(lze, protože zadana diferencialni rovnice je tvaru</text:span><text:span text:style-name="T4"><draw:frame draw:style-name="fr1" draw:name="Objekt6" text:anchor-type="as-char" svg:width="2.051cm" svg:height="0.527cm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4">, kde P, Q jsou spojite funkce promenne x)</text:span><text:span text:style-name="T2">:</text:span></text:p>
      <text:p text:style-name="P1">1) vyresim rovnici jako homogeni:</text:p>
      <text:p text:style-name="P1"><draw:frame draw:style-name="fr1" draw:name="Object1" text:anchor-type="as-char" svg:width="3.424cm" svg:height="7.539cm" draw:z-index="3"><draw:object xlink:href="./Object 8" xlink:type="simple" xlink:show="embed" xlink:actuate="onLoad"/><draw:image xlink:href="./ObjectReplacements/Object 8" xlink:type="simple" xlink:show="embed" xlink:actuate="onLoad"/></draw:frame><draw:frame draw:style-name="fr2" draw:name="Objekt3" text:anchor-type="as-char" svg:y="-1.487cm" svg:width="1.034cm" svg:height="0.467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text:span text:style-name="T6">-</text:span><text:span text:style-name="T6"><draw:frame draw:style-name="fr1" draw:name="Object2" text:anchor-type="as-char" svg:width="4.307cm" svg:height="0.543cm" draw:z-index="4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Standard"><text:span text:style-name="T6">- ještě se podivame jak vychazi diferencialni rovnice pro y=0:</text:span></text:p>
      <text:p text:style-name="Standard"><text:span text:style-name="T6"><draw:frame draw:style-name="fr1" draw:name="Objekt4" text:anchor-type="as-char" svg:width="2.304cm" svg:height="1.506cm" draw:z-index="12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Standard"><text:span text:style-name="T6">- pro y=0 ma homogenni rovnice také smysl. Celkove tedy</text:span><text:span text:style-name="T6"><draw:frame draw:style-name="fr3" draw:name="Objekt5" text:anchor-type="as-char" svg:width="2.919cm" svg:height="0.563cm" draw:z-index="13"><draw:object xlink:href="./Object 6" xlink:type="simple" xlink:show="embed" xlink:actuate="onLoad"/><draw:image xlink:href="./ObjectReplacements/Object 6" xlink:type="simple" xlink:show="embed" xlink:actuate="onLoad"/></draw:frame></text:span><text:span text:style-name="T6">.</text:span></text:p>
      <text:p text:style-name="Standard"/>
      <text:p text:style-name="Standard">2) dale konstantu d nahradime funkci d(x):</text:p>
      <text:p text:style-name="Standard"><draw:frame draw:style-name="fr1" draw:name="Object3" text:anchor-type="as-char" svg:width="2.281cm" svg:height="0.582cm" draw:z-index="5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- zderivujeme:</text:p>
      <text:p text:style-name="Standard"><draw:frame draw:style-name="fr1" draw:name="Object4" text:anchor-type="as-char" svg:width="9.551cm" svg:height="0.584cm" draw:z-index="6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- dosadime do zadani:</text:p>
      <text:p text:style-name="Standard"><draw:frame draw:style-name="fr1" draw:name="Object5" text:anchor-type="as-char" svg:width="7.661cm" svg:height="2.341cm" draw:z-index="7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- vypocitame d(x):</text:p>
      <text:p text:style-name="Standard"><text:soft-page-break/><draw:frame draw:style-name="fr1" draw:name="Object6" text:anchor-type="as-char" svg:width="3.891cm" svg:height="1.057cm" draw:z-index="8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- pak zjistene d(x) dosadim do vyjadreneho y (na zacatku 2. bodu):</text:p>
      <text:p text:style-name="Standard"><draw:frame draw:style-name="fr1" draw:name="Object7" text:anchor-type="as-char" svg:width="4.731cm" svg:height="1.162cm" draw:z-index="9"><draw:object xlink:href="./Object 14" xlink:type="simple" xlink:show="embed" xlink:actuate="onLoad"/><draw:image xlink:href="./ObjectReplacements/Object 1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01-06T17:39:42.25</meta:creation-date>
    <dc:date>2011-01-10T22:57:28.72</dc:date>
    <meta:editing-duration>PT06H38M27S</meta:editing-duration>
    <meta:editing-cycles>20</meta:editing-cycles>
    <meta:generator>OpenOffice.org/3.1$Win32 OpenOffice.org_project/310m19$Build-9420</meta:generator>
    <meta:document-statistic meta:table-count="0" meta:image-count="0" meta:object-count="14" meta:page-count="2" meta:paragraph-count="22" meta:word-count="105" meta:character-count="65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y</math:mi>
            <math:mi>'</math:mi>
          </math:msup>
          <math:mo math:stretchy="false">+</math:mo>
          <math:mn>2xy</math:mn>
        </math:mrow>
        <math:mo math:stretchy="false">=</math:mo>
        <math:mi>x</math:mi>
      </math:mrow>
      <math:msup>
        <math:mi>e</math:mi>
        <math:mrow>
          <math:mo math:stretchy="false">−</math:mo>
          <math:msup>
            <math:mi>x</math:mi>
            <math:mn>2</math:mn>
          </math:msup>
        </math:mrow>
      </math:msup>
    </math:mrow>
    <math:annotation math:encoding="StarMath 5.0">y^{'}+2xy=x e^{-x^{2}}</math:annotation>
  </math:semantics>
</math:math>
</file>

<file path=Object 10/content.xml><?xml version="1.0" encoding="utf-8"?>
<math xmlns="http://www.w3.org/1998/Math/MathML">
  <semantics>
    <mrow>
      <mrow>
        <mi>y</mi>
        <mi mathvariant="normal">=</mi>
        <mi>d</mi>
      </mrow>
      <mrow>
        <mo stretchy="false">(</mo>
        <mi>x</mi>
        <mo stretchy="false">)</mo>
      </mrow>
      <msup>
        <mi>e</mi>
        <mrow>
          <mi mathvariant="normal">−</mi>
          <msup>
            <mi>x</mi>
            <mn>2</mn>
          </msup>
        </mrow>
      </msup>
    </mrow>
    <annotation encoding="StarMath 5.0">y=d(x) e^{-x^{2}} </annotation>
  </semantics>
</math>
</file>

<file path=Object 11/content.xml><?xml version="1.0" encoding="utf-8"?>
<math xmlns="http://www.w3.org/1998/Math/MathML">
  <semantics>
    <mrow>
      <mrow>
        <msup>
          <mi>y</mi>
          <mi>'</mi>
        </msup>
        <mi mathvariant="normal">=</mi>
        <msup>
          <mi>d</mi>
          <mi>'</mi>
        </msup>
      </mrow>
      <mrow>
        <mo stretchy="false">(</mo>
        <mi>x</mi>
        <mo stretchy="false">)</mo>
      </mrow>
      <mrow>
        <msup>
          <mi>e</mi>
          <mrow>
            <mi mathvariant="normal">−</mi>
            <msup>
              <mi>x</mi>
              <mn>2</mn>
            </msup>
          </mrow>
        </msup>
        <mo stretchy="false">+</mo>
        <mi>d</mi>
      </mrow>
      <mrow>
        <mo stretchy="false">(</mo>
        <mi>x</mi>
        <mo stretchy="false">)</mo>
      </mrow>
      <msup>
        <mi>e</mi>
        <mrow>
          <mi mathvariant="normal">−</mi>
          <msup>
            <mi>x</mi>
            <mn>2</mn>
          </msup>
        </mrow>
      </msup>
      <mrow>
        <mrow>
          <mo stretchy="false">(</mo>
          <mrow>
            <mi mathvariant="normal">−</mi>
            <mn>2x</mn>
          </mrow>
          <mo stretchy="false">)</mo>
        </mrow>
        <mi mathvariant="normal">=</mi>
        <msup>
          <mi>d</mi>
          <mi>'</mi>
        </msup>
      </mrow>
      <mrow>
        <mo stretchy="false">(</mo>
        <mi>x</mi>
        <mo stretchy="false">)</mo>
      </mrow>
      <mrow>
        <msup>
          <mi>e</mi>
          <mrow>
            <mi mathvariant="normal">−</mi>
            <msup>
              <mi>x</mi>
              <mn>2</mn>
            </msup>
          </mrow>
        </msup>
        <mi mathvariant="normal">−</mi>
        <mn>2</mn>
      </mrow>
      <mi>x</mi>
      <mi>d</mi>
      <mrow>
        <mo stretchy="false">(</mo>
        <mi>x</mi>
        <mo stretchy="false">)</mo>
      </mrow>
      <msup>
        <mi>e</mi>
        <mrow>
          <mi mathvariant="normal">−</mi>
          <msup>
            <mi>x</mi>
            <mn>2</mn>
          </msup>
        </mrow>
      </msup>
    </mrow>
    <annotation encoding="StarMath 5.0">y^{'}=d^{'}(x) e^{-x^{2}} + d(x) e^{-x^{2}} (-2x)=d^{'}(x) e^{-x^{2}} -2 x d(x) e^{-x^{2}} 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sup>
                  <mi>y</mi>
                  <mi>'</mi>
                </msup>
                <mo stretchy="false">+</mo>
                <mn>2xy</mn>
              </mrow>
              <mi mathvariant="normal">=</mi>
              <mi>x</mi>
            </mrow>
            <msup>
              <mi>e</mi>
              <mrow>
                <mi mathvariant="normal">−</mi>
                <msup>
                  <mi>x</mi>
                  <mn>2</mn>
                </msup>
              </mrow>
            </msup>
          </mrow>
        </mtd>
      </mtr>
      <mtr>
        <mtd>
          <mrow>
            <msup>
              <mi>d</mi>
              <mi>'</mi>
            </msup>
            <mrow>
              <mo stretchy="false">(</mo>
              <mi>x</mi>
              <mo stretchy="false">)</mo>
            </mrow>
            <mrow>
              <msup>
                <mi>e</mi>
                <mrow>
                  <mi mathvariant="normal">−</mi>
                  <msup>
                    <mi>x</mi>
                    <mn>2</mn>
                  </msup>
                </mrow>
              </msup>
              <mi mathvariant="normal">−</mi>
              <mn>2</mn>
            </mrow>
            <mi>x</mi>
            <mi>d</mi>
            <mrow>
              <mo stretchy="false">(</mo>
              <mi>x</mi>
              <mo stretchy="false">)</mo>
            </mrow>
            <mrow>
              <msup>
                <mi>e</mi>
                <mrow>
                  <mi mathvariant="normal">−</mi>
                  <msup>
                    <mi>x</mi>
                    <mn>2</mn>
                  </msup>
                </mrow>
              </msup>
              <mo stretchy="false">+</mo>
              <mn>2</mn>
            </mrow>
            <mi>x</mi>
            <mi>d</mi>
            <mrow>
              <mo stretchy="false">(</mo>
              <mi>x</mi>
              <mo stretchy="false">)</mo>
            </mrow>
            <mrow>
              <msup>
                <mi>e</mi>
                <mrow>
                  <mi mathvariant="normal">−</mi>
                  <msup>
                    <mi>x</mi>
                    <mn>2</mn>
                  </msup>
                </mrow>
              </msup>
              <mi mathvariant="normal">=</mi>
              <mi>x</mi>
            </mrow>
            <msup>
              <mi>e</mi>
              <mrow>
                <mi mathvariant="normal">−</mi>
                <msup>
                  <mi>x</mi>
                  <mn>2</mn>
                </msup>
              </mrow>
            </msup>
          </mrow>
        </mtd>
      </mtr>
      <mtr>
        <mtd>
          <mrow>
            <msup>
              <mi>d</mi>
              <mi>'</mi>
            </msup>
            <mrow>
              <mo stretchy="false">(</mo>
              <mi>x</mi>
              <mo stretchy="false">)</mo>
            </mrow>
            <mrow>
              <msup>
                <mi>e</mi>
                <mrow>
                  <mi mathvariant="normal">−</mi>
                  <msup>
                    <mi>x</mi>
                    <mn>2</mn>
                  </msup>
                </mrow>
              </msup>
              <mi mathvariant="normal">=</mi>
              <mi>x</mi>
            </mrow>
            <msup>
              <mi>e</mi>
              <mrow>
                <mi mathvariant="normal">−</mi>
                <msup>
                  <mi>x</mi>
                  <mn>2</mn>
                </msup>
              </mrow>
            </msup>
          </mrow>
        </mtd>
      </mtr>
      <mtr>
        <mtd>
          <mrow>
            <msup>
              <mi>d</mi>
              <mi>'</mi>
            </msup>
            <mrow>
              <mrow>
                <mo stretchy="false">(</mo>
                <mi>x</mi>
                <mo stretchy="false">)</mo>
              </mrow>
              <mi mathvariant="normal">=</mi>
              <mi>x</mi>
            </mrow>
          </mrow>
        </mtd>
      </mtr>
    </mtable>
    <annotation encoding="StarMath 5.0">y^{'}+2xy=x e^{-x^{2}}
newline
d^{'}(x) e^{-x^{2}} -2 x d(x) e^{-x^{2}} + 2 x d(x) e^{-x^{2}}=x e^{-x^{2}}
newline
d^{'}(x) e^{-x^{2}}=x e^{-x^{2}}
newline
d^{'}(x)=x
</annotation>
  </semantics>
</math>
</file>

<file path=Object 13/content.xml><?xml version="1.0" encoding="utf-8"?>
<math xmlns="http://www.w3.org/1998/Math/MathML">
  <semantics>
    <mrow>
      <mi>d</mi>
      <mrow>
        <mrow>
          <mo stretchy="false">(</mo>
          <mi>x</mi>
          <mo stretchy="false">)</mo>
        </mrow>
        <mi mathvariant="normal">=</mi>
        <mrow>
          <mi mathvariant="normal">∫</mi>
          <mi>x</mi>
        </mrow>
      </mrow>
      <mrow>
        <mi mathvariant="italic">dx</mi>
        <mi mathvariant="normal">=</mi>
        <mrow>
          <mfrac>
            <msup>
              <mi>x</mi>
              <mn>2</mn>
            </msup>
            <mn>2</mn>
          </mfrac>
          <mo stretchy="false">+</mo>
          <mi>K</mi>
        </mrow>
      </mrow>
    </mrow>
    <annotation encoding="StarMath 5.0">d(x)=int x dx={x^{2}} over {2} + K </annotation>
  </semantics>
</math>
</file>

<file path=Object 14/content.xml><?xml version="1.0" encoding="utf-8"?>
<math xmlns="http://www.w3.org/1998/Math/MathML">
  <semantics>
    <mrow>
      <mrow>
        <mi>y</mi>
        <mi mathvariant="normal">=</mi>
        <mi>d</mi>
      </mrow>
      <mrow>
        <mo stretchy="false">(</mo>
        <mi>x</mi>
        <mo stretchy="false">)</mo>
      </mrow>
      <mrow>
        <msup>
          <mi>e</mi>
          <mrow>
            <mi mathvariant="normal">−</mi>
            <msup>
              <mi>x</mi>
              <mn>2</mn>
            </msup>
          </mrow>
        </msup>
        <mi mathvariant="normal">=</mi>
        <munder accentunder="true">
          <mrow>
            <mfenced open="" close="">
              <mrow>
                <mfrac>
                  <msup>
                    <mi>x</mi>
                    <mn>2</mn>
                  </msup>
                  <mn>2</mn>
                </mfrac>
                <mo stretchy="false">+</mo>
                <mi>K</mi>
              </mrow>
            </mfenced>
            <msup>
              <mi>e</mi>
              <mrow>
                <mi mathvariant="normal">−</mi>
                <msup>
                  <mi>x</mi>
                  <mn>2</mn>
                </msup>
              </mrow>
            </msup>
          </mrow>
          <mo>̲</mo>
        </munder>
      </mrow>
    </mrow>
    <annotation encoding="StarMath 5.0">y=d(x) e^{-x^{2}}=underline {left ( {x^{2}} over {2} + K right )e^{-x^{2}}} </annotation>
  </semantics>
</math>
</file>

<file path=Object 2/content.xml><?xml version="1.0" encoding="utf-8"?>
<math xmlns="http://www.w3.org/1998/Math/MathML">
  <semantics>
    <mrow>
      <mrow>
        <mi>y</mi>
        <mi mathvariant="normal">=</mi>
        <mfenced open="" close="">
          <mrow>
            <mfrac>
              <msup>
                <mi>x</mi>
                <mn>2</mn>
              </msup>
              <mn>2</mn>
            </mfrac>
            <mo stretchy="false">+</mo>
            <mi>K</mi>
          </mrow>
        </mfenced>
      </mrow>
      <msup>
        <mi>e</mi>
        <mrow>
          <mi mathvariant="normal">−</mi>
          <msup>
            <mi>x</mi>
            <mn>2</mn>
          </msup>
        </mrow>
      </msup>
    </mrow>
    <annotation encoding="StarMath 5.0">y=left ( {x^{2}} over {2}+K right )e^{-x^{2}}</annotation>
  </semantics>
</math>
</file>

<file path=Object 3/content.xml><?xml version="1.0" encoding="utf-8"?>
<math xmlns="http://www.w3.org/1998/Math/MathML">
  <semantics>
    <mrow>
      <mrow>
        <msup>
          <mi>y</mi>
          <mi>'</mi>
        </msup>
        <mo stretchy="false">+</mo>
        <mi mathvariant="italic">Py</mi>
      </mrow>
      <mi mathvariant="normal">=</mi>
      <mi>Q</mi>
    </mrow>
    <annotation encoding="StarMath 5.0">y^{'}+Py=Q 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y</math:mi>
      <math:mo math:stretchy="false">≠</math:mo>
      <math:mn>0</math:mn>
    </math:mrow>
    <math:annotation math:encoding="StarMath 5.0">y &lt;&gt; 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p>
              <math:mi>y</math:mi>
              <math:mi>'</math:mi>
            </math:msup>
            <math:mo math:stretchy="false">+</math:mo>
            <math:mn>2xy</math:mn>
          </math:mrow>
          <math:mo math:stretchy="false">=</math:mo>
          <math:mn>0</math:mn>
        </math:mrow>
      </math:mtr>
      <math:mtr>
        <math:mrow>
          <math:mrow>
            <math:mn>0</math:mn>
            <math:mo math:stretchy="false">+</math:mo>
            <math:mrow>
              <math:mn>2x</math:mn>
              <math:mo math:stretchy="false">∗</math:mo>
              <math:mn>0</math:mn>
            </math:mrow>
          </math:mrow>
          <math:mo math:stretchy="false">=</math:mo>
          <math:mn>0</math:mn>
        </math:mrow>
      </math:mtr>
      <math:mtr>
        <math:mrow>
          <math:mn>0</math:mn>
          <math:mo math:stretchy="false">=</math:mo>
          <math:mn>0</math:mn>
        </math:mrow>
      </math:mtr>
    </math:mtable>
    <math:annotation math:encoding="StarMath 5.0">y^{'}+2xy=0
newline
0+2x*0=0
newline
0=0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i>y</math:mi>
        <math:mo math:stretchy="false">=</math:mo>
        <math:mi>d</math:mi>
      </math:mrow>
      <math:msup>
        <math:mi>e</math:mi>
        <math:mrow>
          <math:mo math:stretchy="false">−</math:mo>
          <math:msup>
            <math:mi>x</math:mi>
            <math:mn>2</math:mn>
          </math:msup>
        </math:mrow>
      </math:msup>
      <math:mi>;</math:mi>
      <math:mrow>
        <math:mi>d</math:mi>
        <math:mo math:stretchy="false">∈</math:mo>
        <math:mo math:stretchy="false">ℝ</math:mo>
      </math:mrow>
    </math:mrow>
    <math:annotation math:encoding="StarMath 5.0">y=d e^{-x^{2}}; d in setR</math:annotation>
  </math:semantics>
</math:math>
</file>

<file path=Object 7/content.xml><?xml version="1.0" encoding="utf-8"?>
<math xmlns="http://www.w3.org/1998/Math/MathML">
  <semantics>
    <mrow>
      <mrow>
        <msup>
          <mi>y</mi>
          <mi>'</mi>
        </msup>
        <mi mathvariant="normal">=</mi>
        <mi>f</mi>
      </mrow>
      <mrow>
        <mo stretchy="false">(</mo>
        <mi>x</mi>
        <mo stretchy="false">)</mo>
      </mrow>
      <mi>g</mi>
      <mrow>
        <mo stretchy="false">(</mo>
        <mi>y</mi>
        <mo stretchy="false">)</mo>
      </mrow>
    </mrow>
    <annotation encoding="StarMath 5.0">y^{'}=f(x)g(y)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p>
              <math:mi>y</math:mi>
              <math:mi>'</math:mi>
            </math:msup>
            <math:mo math:stretchy="false">+</math:mo>
            <math:mn>2xy</math:mn>
          </math:mrow>
          <math:mo math:stretchy="false">=</math:mo>
          <math:mn>0</math:mn>
        </math:mrow>
      </math:mtr>
      <math:mtr>
        <math:mrow>
          <math:msup>
            <math:mi>y</math:mi>
            <math:mi>'</math:mi>
          </math:msup>
          <math:mo math:stretchy="false">=</math:mo>
          <math:mrow>
            <math:mo math:stretchy="false">−</math:mo>
            <math:mn>2xy</math:mn>
          </math:mrow>
        </math:mrow>
      </math:mtr>
      <math:mtr>
        <math:mrow>
          <math:mfrac>
            <math:mi math:fontstyle="italic">dy</math:mi>
            <math:mi math:fontstyle="italic">dx</math:mi>
          </math:mfrac>
          <math:mo math:stretchy="false">=</math:mo>
          <math:mrow>
            <math:mo math:stretchy="false">−</math:mo>
            <math:mn>2xy</math:mn>
          </math:mrow>
        </math:mrow>
      </math:mtr>
      <math:mtr>
        <math:mrow>
          <math:mfrac>
            <math:mn>1</math:mn>
            <math:mi>y</math:mi>
          </math:mfrac>
          <math:mrow>
            <math:mi math:fontstyle="italic">dy</math:mi>
            <math:mo math:stretchy="false">=</math:mo>
            <math:mrow>
              <math:mo math:stretchy="false">−</math:mo>
              <math:mn>2x</math:mn>
            </math:mrow>
          </math:mrow>
          <math:mi math:fontstyle="italic">dx</math:mi>
        </math:mrow>
      </math:mtr>
      <math:mtr>
        <math:mrow>
          <math:mrow>
            <math:mo math:stretchy="false">∫</math:mo>
            <math:mfrac>
              <math:mn>1</math:mn>
              <math:mi>y</math:mi>
            </math:mfrac>
          </math:mrow>
          <math:mrow>
            <math:mi math:fontstyle="italic">dy</math:mi>
            <math:mo math:stretchy="false">=</math:mo>
            <math:mrow>
              <math:mo math:stretchy="false">−</math:mo>
              <math:mn>2</math:mn>
            </math:mrow>
          </math:mrow>
          <math:mrow>
            <math:mo math:stretchy="false">∫</math:mo>
            <math:mi>x</math:mi>
          </math:mrow>
          <math:mi math:fontstyle="italic">dx</math:mi>
        </math:mrow>
      </math:mtr>
      <math:mtr>
        <math:mrow>
          <math:mi>ln</math:mi>
          <math:mrow>
            <math:mrow>
              <math:mo math:stretchy="false">(</math:mo>
              <math:mfenced math:open="∣" math:close="∣">
                <math:mi>y</math:mi>
              </math:mfenced>
              <math:mo math:stretchy="false">)</math:mo>
            </math:mrow>
            <math:mo math:stretchy="false">=</math:mo>
            <math:mrow>
              <math:mo math:stretchy="false">−</math:mo>
              <math:mn>2</math:mn>
            </math:mrow>
          </math:mrow>
          <math:mrow>
            <math:mfrac>
              <math:msup>
                <math:mi>x</math:mi>
                <math:mn>2</math:mn>
              </math:msup>
              <math:mn>2</math:mn>
            </math:mfrac>
            <math:mo math:stretchy="false">+</math:mo>
            <math:mi>c</math:mi>
          </math:mrow>
        </math:mrow>
      </math:mtr>
      <math:mtr>
        <math:mrow>
          <math:mi>ln</math:mi>
          <math:mrow>
            <math:mrow>
              <math:mo math:stretchy="false">(</math:mo>
              <math:mfenced math:open="∣" math:close="∣">
                <math:mi>y</math:mi>
              </math:mfenced>
              <math:mo math:stretchy="false">)</math:mo>
            </math:mrow>
            <math:mo math:stretchy="false">=</math:mo>
            <math:mrow>
              <math:mrow>
                <math:mo math:stretchy="false">−</math:mo>
                <math:msup>
                  <math:mi>x</math:mi>
                  <math:mn>2</math:mn>
                </math:msup>
              </math:mrow>
              <math:mo math:stretchy="false">+</math:mo>
              <math:mi>c</math:mi>
            </math:mrow>
          </math:mrow>
        </math:mrow>
      </math:mtr>
      <math:mtr>
        <math:mrow>
          <math:mfenced math:open="∣" math:close="∣">
            <math:mi>y</math:mi>
          </math:mfenced>
          <math:mo math:stretchy="false">=</math:mo>
          <math:msup>
            <math:mi>e</math:mi>
            <math:mrow>
              <math:mrow>
                <math:mo math:stretchy="false">−</math:mo>
                <math:msup>
                  <math:mi>x</math:mi>
                  <math:mn>2</math:mn>
                </math:msup>
              </math:mrow>
              <math:mo math:stretchy="false">+</math:mo>
              <math:mi>c</math:mi>
            </math:mrow>
          </math:msup>
        </math:mrow>
      </math:mtr>
      <math:mtr>
        <math:mrow>
          <math:mrow>
            <math:mfenced math:open="∣" math:close="∣">
              <math:mi>y</math:mi>
            </math:mfenced>
            <math:mo math:stretchy="false">=</math:mo>
            <math:msup>
              <math:mi>e</math:mi>
              <math:mrow>
                <math:mo math:stretchy="false">−</math:mo>
                <math:msup>
                  <math:mi>x</math:mi>
                  <math:mn>2</math:mn>
                </math:msup>
              </math:mrow>
            </math:msup>
          </math:mrow>
          <math:msup>
            <math:mi>e</math:mi>
            <math:mi>c</math:mi>
          </math:msup>
        </math:mrow>
      </math:mtr>
      <math:mtr>
        <math:mrow>
          <math:mrow>
            <math:mi>y</math:mi>
            <math:mo math:stretchy="false">=</math:mo>
            <math:mi>d</math:mi>
          </math:mrow>
          <math:msup>
            <math:mi>e</math:mi>
            <math:mrow>
              <math:mo math:stretchy="false">−</math:mo>
              <math:msup>
                <math:mi>x</math:mi>
                <math:mn>2</math:mn>
              </math:msup>
            </math:mrow>
          </math:msup>
        </math:mrow>
      </math:mtr>
    </math:mtable>
    <math:annotation math:encoding="StarMath 5.0">y^{'}+2xy=0
newline 
y^{'}=-2xy
newline 
{dy} over {dx} =-2xy
newline 
{1} over {y} dy=-2x dx  
newline 
int {{1} over {y}} dy=-2 int x dx
newline 
ln(abs{y})=-2 {x^{2}} over {2} + c 
newline 
ln(abs{y})=-x^{2} + c 
newline 
abs{y}=e^{-x^{2} + c} 
newline 
abs{y}=e^{-x^{2}} e^{c} 
newline 
y=d e^{-x^{2}} 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=</math:mo>
        <math:mrow>
          <math:mo math:stretchy="false">±</math:mo>
          <math:msup>
            <math:mi>e</math:mi>
            <math:mi>c</math:mi>
          </math:msup>
        </math:mrow>
      </math:mrow>
      <math:mi>,</math:mi>
      <math:mi math:fontstyle="italic">tedy</math:mi>
      <math:mrow>
        <math:mi>d</math:mi>
        <math:mo math:stretchy="false">∈</math:mo>
        <math:mrow>
          <math:mo math:stretchy="false">ℝ</math:mo>
          <math:mo math:stretchy="false">−</math:mo>
          <math:mrow>
            <math:mo math:stretchy="false">{</math:mo>
            <math:mn>0</math:mn>
            <math:mo math:stretchy="false">}</math:mo>
          </math:mrow>
        </math:mrow>
      </math:mrow>
    </math:mrow>
    <math:annotation math:encoding="StarMath 5.0">d=+-e^{c}, tedy d in setR-lbrace 0 rbrace </math:annotation>
  </math:semantics>
</math:math>
</file>